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, monospace"/>
    <style:font-face style:name="arial" svg:font-family="arial, sans-serif"/>
    <style:font-face style:name="microsoft yahei" svg:font-family="'microsoft yahei'"/>
    <style:font-face style:name="宋体 Arial Narrow HELVETICA" svg:font-family="'宋体 Arial Narrow HELVETICA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Bold" svg:font-family="'Noto Sans Mono CJK JP Bold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arial" fo:font-size="10.5pt" fo:letter-spacing="normal" fo:font-style="normal" fo:font-weight="normal" officeooo:rsid="00205502" officeooo:paragraph-rsid="00205502" style:font-name-asian="宋体 Arial Narrow HELVETICA" style:font-size-asian="10.5pt" style:font-style-asian="normal" style:font-weight-asian="normal" style:font-size-complex="10.5pt"/>
    </style:style>
    <style:style style:name="P2" style:family="paragraph" style:parent-style-name="Text_20_body">
      <style:text-properties officeooo:rsid="0021378c" officeooo:paragraph-rsid="0021378c"/>
    </style:style>
    <style:style style:name="P3" style:family="paragraph" style:parent-style-name="Text_20_body">
      <style:text-properties officeooo:paragraph-rsid="0021378c"/>
    </style:style>
    <style:style style:name="P4" style:family="paragraph" style:parent-style-name="Text_20_body" style:list-style-name="L1">
      <style:paragraph-properties fo:margin-left="0.529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 PL UKai CN" fo:font-size="10.5pt" fo:letter-spacing="normal" fo:font-style="normal" fo:font-weight="normal" style:font-name-asian="AR PL UKai CN" style:font-size-asian="10.5pt" style:font-style-asian="normal" style:font-weight-asian="normal" style:font-size-complex="10.5pt" loext:padding="0cm" loext:border="none"/>
    </style:style>
    <style:style style:name="T1" style:family="text">
      <style:text-properties officeooo:rsid="001b01b9"/>
    </style:style>
    <style:style style:name="T2" style:family="text">
      <style:text-properties officeooo:rsid="001c07f9"/>
    </style:style>
    <style:style style:name="T3" style:family="text">
      <style:text-properties fo:font-style="normal" fo:font-weight="normal"/>
    </style:style>
    <style:style style:name="T4" style:family="text">
      <style:text-properties style:font-style-asian="normal" style:font-weight-asian="normal"/>
    </style:style>
    <style:style style:name="T5" style:family="text">
      <style:text-properties style:font-name="microsoft yahei" fo:font-style="normal" fo:font-weight="normal"/>
    </style:style>
    <style:style style:name="T6" style:family="text">
      <style:text-properties style:font-name="microsoft yahei" fo:font-style="normal" fo:font-weight="normal" officeooo:rsid="001e24b1" style:font-size-asian="10.5pt" style:font-size-complex="10.5pt"/>
    </style:style>
    <style:style style:name="T7" style:family="text">
      <style:text-properties style:font-name="microsoft yahei" fo:font-style="normal" fo:font-weight="normal" officeooo:rsid="001ee54e" style:font-size-asian="10.5pt" style:font-size-complex="10.5pt"/>
    </style:style>
    <style:style style:name="T8" style:family="text">
      <style:text-properties style:font-name="microsoft yahei" fo:font-style="normal" fo:font-weight="normal" officeooo:rsid="001ee54e" style:font-size-complex="10.5pt"/>
    </style:style>
    <style:style style:name="T9" style:family="text">
      <style:text-properties style:font-name="microsoft yahei" fo:font-style="normal" fo:font-weight="normal" officeooo:rsid="001ee54e"/>
    </style:style>
    <style:style style:name="T10" style:family="text">
      <style:text-properties style:font-name="microsoft yahei" fo:font-style="normal" style:font-style-asian="normal"/>
    </style:style>
    <style:style style:name="T11" style:family="text">
      <style:text-properties style:font-name="microsoft yahei" fo:font-size="11.25pt" fo:font-style="normal" fo:font-weight="normal"/>
    </style:style>
    <style:style style:name="T12" style:family="text">
      <style:text-properties style:font-name="microsoft yahei" fo:font-size="11.25pt" fo:font-style="normal" style:font-style-asian="normal"/>
    </style:style>
    <style:style style:name="T13" style:family="text">
      <style:text-properties style:font-name="microsoft yahei" fo:font-size="9pt" fo:font-style="normal" style:font-size-asian="9pt" style:font-style-asian="normal" style:font-size-complex="9pt"/>
    </style:style>
    <style:style style:name="T14" style:family="text">
      <style:text-properties style:font-name="microsoft yahei" fo:font-size="10.5pt" fo:font-style="normal" style:font-size-asian="10.5pt" style:font-style-asian="normal" style:font-size-complex="10.5pt"/>
    </style:style>
    <style:style style:name="T15" style:family="text">
      <style:text-properties style:font-name="microsoft yahei" fo:font-size="10.5pt" fo:font-style="normal" fo:font-weight="normal" officeooo:rsid="001ee54e" style:font-size-complex="10.5pt"/>
    </style:style>
    <style:style style:name="T16" style:family="text">
      <style:text-properties style:font-name="microsoft yahei" fo:font-size="13.5pt" fo:font-style="normal" fo:font-weight="normal"/>
    </style:style>
    <style:style style:name="T17" style:family="text">
      <style:text-properties style:font-name="microsoft yahei" fo:font-size="13.5pt" fo:font-style="normal" fo:font-weight="normal" officeooo:rsid="001ee54e" style:font-size-complex="10.5pt"/>
    </style:style>
    <style:style style:name="T18" style:family="text">
      <style:text-properties style:font-name-asian="microsoft yahei" style:font-style-asian="normal"/>
    </style:style>
    <style:style style:name="T19" style:family="text">
      <style:text-properties style:font-name-asian="microsoft yahei" style:font-style-asian="normal" style:font-weight-asian="normal"/>
    </style:style>
    <style:style style:name="T20" style:family="text">
      <style:text-properties style:font-name-asian="microsoft yahei" style:font-size-asian="11.25pt" style:font-style-asian="normal"/>
    </style:style>
    <style:style style:name="T21" style:family="text">
      <style:text-properties style:font-name-asian="microsoft yahei" style:font-size-asian="11.25pt" style:font-style-asian="normal" style:font-weight-asian="normal"/>
    </style:style>
    <style:style style:name="T22" style:family="text">
      <style:text-properties fo:color="#555555" fo:font-style="normal" fo:font-weight="normal" officeooo:rsid="001c07f9" style:font-style-asian="normal"/>
    </style:style>
    <style:style style:name="T23" style:family="text">
      <style:text-properties fo:color="#555555" fo:font-style="normal" officeooo:rsid="001c07f9" style:font-style-asian="normal" style:font-weight-asian="normal"/>
    </style:style>
    <style:style style:name="T24" style:family="text">
      <style:text-properties fo:color="#555555" fo:font-size="9pt" fo:font-style="normal" fo:font-weight="normal" officeooo:rsid="001c07f9" style:font-size-asian="9pt" style:font-style-asian="normal" style:font-size-complex="9pt"/>
    </style:style>
    <style:style style:name="T25" style:family="text">
      <style:text-properties fo:color="#555555" fo:font-size="9pt" fo:font-style="normal" officeooo:rsid="001c07f9" style:font-size-asian="9pt" style:font-style-asian="normal" style:font-weight-asian="normal" style:font-size-complex="9pt"/>
    </style:style>
    <style:style style:name="T26" style:family="text">
      <style:text-properties fo:color="#555555" fo:font-size="10.5pt" fo:font-style="normal" fo:font-weight="normal" officeooo:rsid="001c07f9" style:font-size-asian="10.5pt" style:font-style-asian="normal" style:font-size-complex="10.5pt"/>
    </style:style>
    <style:style style:name="T27" style:family="text">
      <style:text-properties fo:color="#555555" fo:font-size="10.5pt" fo:font-style="normal" officeooo:rsid="001c07f9" style:font-size-asian="10.5pt" style:font-style-asian="normal" style:font-weight-asian="normal" style:font-size-complex="10.5pt"/>
    </style:style>
    <style:style style:name="T28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9" style:family="text">
      <style:text-properties fo:font-variant="normal" fo:text-transform="none" fo:color="#000000" style:font-name="Courier New" fo:font-size="9pt" fo:letter-spacing="normal" fo:font-style="normal" fo:font-weight="normal" style:font-size-asian="10.5pt" style:font-size-complex="10.5pt" loext:padding="0cm" loext:border="none"/>
    </style:style>
    <style:style style:name="T30" style:family="text">
      <style:text-properties fo:font-variant="normal" fo:text-transform="none" fo:color="#000000" style:font-name="arial" fo:font-size="10.5pt" fo:letter-spacing="normal" fo:font-style="normal" fo:font-weight="normal" style:font-name-asian="宋体 Arial Narrow HELVETICA" style:font-size-asian="10.5pt" style:font-style-asian="normal" style:font-weight-asian="normal" style:font-size-complex="10.5pt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10.5pt" style:font-style-asian="normal" style:font-weight-asian="normal" style:font-size-complex="10.5pt" loext:padding="0cm" loext:border="none"/>
    </style:style>
    <style:style style:name="T32" style:family="text">
      <style:text-properties fo:font-variant="normal" fo:text-transform="none" fo:color="#000000" style:font-name="AR PL UKai CN" fo:font-size="10.5pt" fo:letter-spacing="normal" fo:font-style="normal" fo:font-weight="normal" style:font-name-asian="AR PL UKai CN" style:font-size-asian="10.5pt" style:font-style-asian="normal" style:font-weight-asian="normal" style:font-size-complex="10.5pt" loext:padding="0cm" loext:border="none"/>
    </style:style>
    <style:style style:name="T33" style:family="text">
      <style:text-properties fo:font-variant="normal" fo:text-transform="none" fo:color="#000000" style:font-name="AR PL UKai CN" fo:font-size="10.5pt" fo:letter-spacing="normal" fo:font-style="normal" style:font-name-asian="AR PL UKai CN" style:font-size-asian="10.5pt" style:font-style-asian="normal" style:font-size-complex="10.5pt" loext:padding="0cm" loext:border="none"/>
    </style:style>
    <style:style style:name="T34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5" style:family="text">
      <style:text-properties fo:font-variant="normal" fo:text-transform="none" fo:color="#ff0000" style:font-name="microsoft yahei" fo:letter-spacing="normal" fo:font-style="normal" fo:font-weight="normal"/>
    </style:style>
    <style:style style:name="T36" style:family="text">
      <style:text-properties fo:font-variant="normal" fo:text-transform="none" style:font-name="microsoft yahei" fo:letter-spacing="normal" fo:font-style="normal" fo:font-weight="normal"/>
    </style:style>
    <style:style style:name="T37" style:family="text">
      <style:text-properties fo:font-variant="normal" fo:text-transform="none" style:font-name="microsoft yahei" fo:letter-spacing="normal" fo:font-style="normal" style:font-name-asian="宋体 Arial Narrow HELVETICA" style:font-style-asian="normal" style:font-weight-asian="normal"/>
    </style:style>
    <style:style style:name="T38" style:family="text">
      <style:text-properties fo:font-variant="normal" fo:text-transform="none" style:font-name="宋体 Arial Narrow HELVETICA" fo:letter-spacing="normal" fo:font-style="normal" fo:font-weight="normal"/>
    </style:style>
    <style:style style:name="T39" style:family="text">
      <style:text-properties fo:font-variant="normal" fo:text-transform="none" fo:color="#666666" style:font-name="microsoft yahei" fo:font-size="13.5pt" fo:letter-spacing="normal" fo:font-style="normal" fo:font-weight="normal"/>
    </style:style>
    <style:style style:name="T40" style:family="text">
      <style:text-properties fo:font-variant="normal" fo:text-transform="none" fo:color="#006699" style:font-name="Courier New" fo:font-size="9pt" fo:letter-spacing="normal" fo:font-style="normal" fo:font-weight="bold" style:font-size-asian="10.5pt" style:font-size-complex="10.5pt" loext:padding="0cm" loext:border="none"/>
    </style:style>
    <style:style style:name="T41" style:family="text">
      <style:text-properties fo:font-variant="normal" fo:text-transform="none" fo:color="#2e8b57" style:font-name="Courier New" fo:font-size="9pt" fo:letter-spacing="normal" fo:font-style="normal" fo:font-weight="bold" style:font-size-asian="10.5pt" style:font-size-complex="10.5pt" loext:padding="0cm" loext:border="none"/>
    </style:style>
    <style:style style:name="T42" style:family="text">
      <style:text-properties fo:color="#000000" style:font-name="microsoft yahei" fo:font-size="10.5pt" fo:font-style="normal" style:font-size-asian="10.5pt" style:font-style-asian="normal" style:font-size-complex="10.5pt"/>
    </style:style>
    <style:style style:name="T43" style:family="text">
      <style:text-properties fo:color="#000000" fo:font-size="10.5pt" fo:font-style="normal" fo:font-weight="normal" officeooo:rsid="001c07f9" style:font-size-asian="10.5pt" style:font-style-asian="normal" style:font-size-complex="10.5pt"/>
    </style:style>
    <style:style style:name="T44" style:family="text">
      <style:text-properties fo:color="#000000" fo:font-size="10.5pt" fo:font-style="normal" officeooo:rsid="001c07f9" style:font-size-asian="10.5pt" style:font-style-asian="normal" style:font-weight-asian="normal" style:font-size-complex="10.5pt"/>
    </style:style>
    <style:style style:name="T45" style:family="text">
      <style:text-properties fo:color="#000000" fo:font-size="10.5pt" style:font-name-asian="microsoft yahei" style:font-size-asian="10.5pt" style:font-style-asian="normal" style:font-size-complex="10.5pt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9pt" style:font-name-asian="microsoft yahei" style:font-size-asian="9pt" style:font-style-asian="normal" style:font-size-complex="9pt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fo:font-size="10.5pt" style:font-name-asian="microsoft yahei" style:font-size-asian="10.5pt" style:font-style-asian="normal" style:font-size-complex="10.5pt"/>
    </style:style>
    <style:style style:name="T50" style:family="text">
      <style:text-properties fo:font-size="10.5pt" fo:font-style="normal" fo:font-weight="normal" officeooo:rsid="001c07f9" style:font-size-asian="10.5pt" style:font-style-asian="normal" style:font-size-complex="10.5pt"/>
    </style:style>
    <style:style style:name="T51" style:family="text">
      <style:text-properties fo:font-size="10.5pt" fo:font-style="normal" officeooo:rsid="001c07f9" style:font-size-asian="10.5pt" style:font-style-asian="normal" style:font-weight-asian="normal" style:font-size-complex="10.5pt"/>
    </style:style>
    <style:style style:name="T52" style:family="text">
      <style:text-properties fo:font-size="10.5pt" style:font-size-complex="10.5pt"/>
    </style:style>
    <style:style style:name="T53" style:family="text">
      <style:text-properties fo:font-size="10.5pt" officeooo:rsid="00205502" style:font-size-complex="10.5pt"/>
    </style:style>
    <style:style style:name="T54" style:family="text">
      <style:text-properties officeooo:rsid="001ee54e"/>
    </style:style>
    <style:style style:name="T55" style:family="text">
      <style:text-properties style:font-name="宋体 Arial Narrow HELVETICA" fo:font-size="10.5pt" fo:font-style="normal" fo:font-weight="normal"/>
    </style:style>
    <style:style style:name="T56" style:family="text">
      <style:text-properties style:font-name-asian="宋体 Arial Narrow HELVETICA" style:font-size-asian="10.5pt" style:font-style-asian="normal" style:font-weight-asian="normal"/>
    </style:style>
    <style:style style:name="T57" style:family="text">
      <style:text-properties style:font-name="arial" fo:font-size="10.5pt" fo:font-style="normal" fo:font-weight="normal"/>
    </style:style>
    <style:style style:name="T58" style:family="text">
      <style:text-properties style:font-name="arial" fo:font-size="10.5pt" fo:font-style="normal" fo:font-weight="normal" style:font-size-complex="10.5pt"/>
    </style:style>
    <style:style style:name="T59" style:family="text">
      <style:text-properties style:font-name="arial" fo:font-style="normal" fo:font-weight="normal"/>
    </style:style>
    <style:style style:name="T60" style:family="text">
      <style:text-properties style:font-name-asian="arial" style:font-size-asian="10.5pt" style:font-style-asian="normal" style:font-weight-asian="normal"/>
    </style:style>
    <style:style style:name="T61" style:family="text">
      <style:text-properties style:font-name-asian="arial" style:font-style-asian="normal" style:font-weight-asian="normal"/>
    </style:style>
    <style:style style:name="T62" style:family="text">
      <style:text-properties officeooo:rsid="00205502"/>
    </style:style>
    <style:style style:name="T63" style:family="text">
      <style:text-properties loext:padding="0cm" loext:border="none"/>
    </style:style>
    <style:style style:name="T64" style:family="text">
      <style:text-properties style:font-name="Courier New" fo:font-size="9pt" fo:font-style="normal" fo:font-weight="normal"/>
    </style:style>
    <style:style style:name="T65" style:family="text">
      <style:text-properties fo:color="#006699" style:font-name="Courier New" fo:font-size="9pt" fo:font-style="normal" fo:font-weight="bold"/>
    </style:style>
    <style:style style:name="T66" style:family="text">
      <style:text-properties fo:color="#2e8b57" style:font-name="Courier New" fo:font-size="9pt" fo:font-style="normal" fo:font-weight="bold"/>
    </style:style>
    <style:style style:name="T67" style:family="text">
      <style:text-properties style:font-name-asian="Courier New" style:font-size-asian="9pt" style:font-style-asian="normal" style:font-weight-asian="normal"/>
    </style:style>
    <style:style style:name="T68" style:family="text">
      <style:text-properties fo:color="#008200" style:font-name="Courier New" fo:font-size="9pt" fo:font-style="normal" fo:font-weight="normal"/>
    </style:style>
    <style:style style:name="T69" style:family="text">
      <style:text-properties fo:color="#008200" style:font-name-asian="Courier New" style:font-size-asian="9pt" style:font-style-asian="normal" style:font-weight-asian="normal"/>
    </style:style>
    <style:style style:name="T70" style:family="text">
      <style:text-properties officeooo:rsid="0021378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trncpy(a,b,5); a[5]='\0';</text:p>
      <text:p text:style-name="Text_20_body">char a[10]; memset(a,'#',sizeof(a));a[10]='\0';</text:p>
      <text:p text:style-name="Text_20_body">#C：</text:p>
      <text:p text:style-name="Text_20_body">char st[100];</text:p>
      <text:p text:style-name="Text_20_body">1. 字符串长度</text:p>
      <text:p text:style-name="Text_20_body"><text:s text:c="3"/>strlen(st);</text:p>
      <text:p text:style-name="Text_20_body">2. 字符串比较</text:p>
      <text:p text:style-name="Text_20_body"><text:s text:c="3"/>strcmp(st1,st2);</text:p>
      <text:p text:style-name="Text_20_body"><text:s text:c="3"/>strncmp(st1,st2,n); <text:s text:c="2"/>把st1,st2的前n个进行比较。</text:p>
      <text:p text:style-name="Text_20_body">3. 附加</text:p>
      <text:p text:style-name="Text_20_body"><text:s text:c="3"/>strcat(st1,st2);</text:p>
      <text:p text:style-name="Text_20_body"><text:s text:c="3"/>strncat(st1,st2,n); <text:s text:c="2"/>n表示连接上st2的前n个给st1，在最后不要加'\0'。</text:p>
      <text:p text:style-name="Text_20_body">4. 替换</text:p>
      <text:p text:style-name="Text_20_body"><text:s text:c="3"/>strcpy(st1,st2);</text:p>
      <text:p text:style-name="Text_20_body"><text:s text:c="3"/>strncpy(st1,st2,n); n表示复制st2的前n个给st1，在最后要加'\0'。</text:p>
      <text:p text:style-name="Text_20_body">5. 查找</text:p>
      <text:p text:style-name="Text_20_body"><text:s text:c="3"/>where = strchr(st,ch) <text:s text:c="2"/>ch为要找的字符。返回char类型的指针</text:p>
      <text:p text:style-name="Text_20_body"><text:s text:c="3"/>where = strspn(st1,st2); 查找字符串。从st1开头开始与st2不匹配的下标，整形。</text:p>
      <text:p text:style-name="Text_20_body"><text:s text:c="3"/>where = strstr(st1,st2); 查找子串，若st2是st1的子串则返回char类型的指针，st2出现的位置，否则返回NULL。</text:p>
      <text:p text:style-name="Text_20_body">#C++队列操作<text:tab/> #include&lt;queue&gt;</text:p>
      <text:p text:style-name="Text_20_body"><text:span text:style-name="Strong_20_Emphasis">C++队列Queue类成员函数如下:</text:span></text:p>
      <text:p text:style-name="Text_20_body">back()返回最后一个元素</text:p>
      <text:p text:style-name="Text_20_body">empty()如果队列空则返回真</text:p>
      <text:p text:style-name="Text_20_body">front()返回第一个元素</text:p>
      <text:p text:style-name="Text_20_body">pop()删除第一个元素</text:p>
      <text:p text:style-name="Text_20_body">push()在末尾加入一个元素</text:p>
      <text:p text:style-name="Text_20_body">size()返回队列中元素的个数</text:p>
      <text:p text:style-name="Text_20_body"><text:span text:style-name="Strong_20_Emphasis">queue 的基本操作举例如下：</text:span></text:p>
      <text:p text:style-name="Text_20_body">queue入队，如例：q.push(x); 将x 接到队列的末端。</text:p>
      <text:p text:style-name="Text_20_body">queue出队，如例：q.pop(); 弹出队列的第一个元素，注意，并不会返回被弹出元素的值。</text:p>
      <text:p text:style-name="Text_20_body">访问queue队首元素，如例：q.front()，即最早被压入队列的元素。</text:p>
      <text:p text:style-name="Text_20_body">访问queue队尾元素，如例：q.back()，即最后被压入队列的元素。</text:p>
      <text:p text:style-name="Text_20_body">判断queue队列空，如例：q.empty()，当队列空时，返回true。</text:p>
      <text:p text:style-name="Text_20_body">访问队列中的元素个数，如例：q.size()</text:p>
      <text:p text:style-name="Text_20_body">#C++堆栈操作<text:tab/>#include &lt;stack&gt; </text:p>
      <text:p text:style-name="Text_20_body">empty() 堆栈为空则返回真</text:p>
      <text:p text:style-name="Text_20_body">pop() 移除栈顶元素</text:p>
      <text:p text:style-name="Text_20_body">push() 在栈顶增加元素</text:p>
      <text:p text:style-name="Text_20_body">size() 返回栈中元素数目</text:p>
      <text:p text:style-name="Text_20_body">top() 返回栈顶元素</text:p>
      <text:p text:style-name="Text_20_body">#dijistra</text:p>
      <text:p text:style-name="Standard">算法步骤如下：</text:p>
      <text:p text:style-name="Standard">G={V,E}</text:p>
      <text:p text:style-name="Standard">1. 初始时令 S={V0},T=V-S={其余顶点}，T中顶点对应的距离值</text:p>
      <text:p text:style-name="Standard">若存在&lt;V0,Vi&gt;，d(V0,Vi)为&lt;V0,Vi&gt;弧上的权值</text:p>
      <text:p text:style-name="Standard">若不存在&lt;V0,Vi&gt;，d(V0,Vi)为∞</text:p>
      <text:p text:style-name="Standard">2. 从T中选取一个与S中顶点有关联边且权值最小的顶点W，加入到S中</text:p>
      <text:p text:style-name="Standard"><text:soft-page-break/>3. 对其余T中顶点的距离值进行修改：若加进W作中间顶点，从V0到Vi的距离值缩短，则修改此距离值（重复上述步骤2、3，直到S中包含所有顶点，即W=Vi为止）</text:p>
      <text:p text:style-name="P2">#qsort</text:p>
      <text:p text:style-name="P3"><text:span text:style-name="Strong_20_Emphasis"><text:span text:style-name="T70">void quicksort(int r[1001],int s,int e) </text:span></text:span></text:p>
      <text:p text:style-name="P3"><text:span text:style-name="Strong_20_Emphasis"><text:span text:style-name="T70">{ </text:span></text:span></text:p>
      <text:p text:style-name="P3"><text:span text:style-name="Strong_20_Emphasis"><text:span text:style-name="T70"><text:s text:c="3"/>int t = r[s];//哨兵，为开头的那个 </text:span></text:span></text:p>
      <text:p text:style-name="P3"><text:span text:style-name="Strong_20_Emphasis"><text:span text:style-name="T70"><text:s text:c="3"/>int f = s+1; </text:span></text:span></text:p>
      <text:p text:style-name="P3"><text:span text:style-name="Strong_20_Emphasis"><text:span text:style-name="T70"><text:s text:c="3"/>int b = e;//f为前向指针，从s+1开始，b为反向指针，从e开始 </text:span></text:span></text:p>
      <text:p text:style-name="P3"><text:span text:style-name="Strong_20_Emphasis"><text:span text:style-name="T70"><text:s text:c="3"/>int m = 0; </text:span></text:span></text:p>
      <text:p text:style-name="P3"><text:span text:style-name="Strong_20_Emphasis"><text:span text:style-name="T70"><text:s text:c="3"/>if(s&gt;=e)return;//退出条件 </text:span></text:span></text:p>
      <text:p text:style-name="P3"><text:span text:style-name="Strong_20_Emphasis"><text:span text:style-name="T70"><text:s text:c="4"/></text:span></text:span></text:p>
      <text:p text:style-name="P3"><text:span text:style-name="Strong_20_Emphasis"><text:span text:style-name="T70"><text:s text:c="3"/>while(f&lt;=b) </text:span></text:span></text:p>
      <text:p text:style-name="P3"><text:span text:style-name="Strong_20_Emphasis"><text:span text:style-name="T70"><text:s text:c="3"/>{ </text:span></text:span></text:p>
      <text:p text:style-name="P3"><text:span text:style-name="Strong_20_Emphasis"><text:span text:style-name="T70"><text:s text:c="7"/>while(f&lt;=b&amp;&amp;r[f]&lt;=t) f++;//在前面找比哨兵大的元素 </text:span></text:span></text:p>
      <text:p text:style-name="P3"><text:span text:style-name="Strong_20_Emphasis"><text:span text:style-name="T70"><text:s text:c="7"/>while(f&lt;=b&amp;&amp;r[b]&gt;=t) b--;//在后面找比哨兵小的元素 </text:span></text:span></text:p>
      <text:p text:style-name="P3"><text:span text:style-name="Strong_20_Emphasis"><text:span text:style-name="T70"><text:s text:c="7"/>//交换这两个元素 </text:span></text:span></text:p>
      <text:p text:style-name="P3"><text:span text:style-name="Strong_20_Emphasis"><text:span text:style-name="T70"><text:s text:c="7"/>if(f&lt;b){ </text:span></text:span></text:p>
      <text:p text:style-name="P3"><text:span text:style-name="Strong_20_Emphasis"><text:span text:style-name="T70"><text:s text:c="12"/>m = r[f]; </text:span></text:span></text:p>
      <text:p text:style-name="P3"><text:span text:style-name="Strong_20_Emphasis"><text:span text:style-name="T70"><text:s text:c="12"/>r[f] = r[b]; </text:span></text:span></text:p>
      <text:p text:style-name="P3"><text:span text:style-name="Strong_20_Emphasis"><text:span text:style-name="T70"><text:s text:c="12"/>r[b] = m; </text:span></text:span></text:p>
      <text:p text:style-name="P3"><text:span text:style-name="Strong_20_Emphasis"><text:span text:style-name="T70"><text:s text:c="12"/>f++; <text:s text:c="3"/>b--; </text:span></text:span></text:p>
      <text:p text:style-name="P3"><text:span text:style-name="Strong_20_Emphasis"><text:span text:style-name="T70"><text:s text:c="7"/>} </text:span></text:span></text:p>
      <text:p text:style-name="P3"><text:span text:style-name="Strong_20_Emphasis"><text:span text:style-name="T70"><text:s text:c="3"/>} </text:span></text:span></text:p>
      <text:p text:style-name="P3"><text:span text:style-name="Strong_20_Emphasis"><text:span text:style-name="T70"><text:s text:c="3"/>//交换哨兵和r[b],r[b]肯定要比哨兵小 </text:span></text:span></text:p>
      <text:p text:style-name="P3"><text:span text:style-name="Strong_20_Emphasis"><text:span text:style-name="T70"><text:s text:c="3"/>r[s] = r[b]; </text:span></text:span></text:p>
      <text:p text:style-name="P3"><text:span text:style-name="Strong_20_Emphasis"><text:span text:style-name="T70"><text:s text:c="3"/>r[b] = t; </text:span></text:span></text:p>
      <text:p text:style-name="P3"><text:span text:style-name="Strong_20_Emphasis"><text:span text:style-name="T70"><text:s text:c="3"/>//排两边的 </text:span></text:span></text:p>
      <text:p text:style-name="P3"><text:span text:style-name="Strong_20_Emphasis"><text:span text:style-name="T70"><text:s text:c="3"/>quicksort(r,s,b-1); </text:span></text:span></text:p>
      <text:p text:style-name="P3"><text:span text:style-name="Strong_20_Emphasis"><text:span text:style-name="T70"><text:s text:c="3"/>quicksort(r,b+1,e); </text:span></text:span></text:p>
      <text:p text:style-name="P3"><text:span text:style-name="Strong_20_Emphasis"><text:span text:style-name="T70">}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, monospace"/>
    <style:font-face style:name="arial" svg:font-family="arial, sans-serif"/>
    <style:font-face style:name="microsoft yahei" svg:font-family="'microsoft yahei'"/>
    <style:font-face style:name="宋体 Arial Narrow HELVETICA" svg:font-family="'宋体 Arial Narrow HELVETICA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Bold" svg:font-family="'Noto Sans Mono CJK JP Bold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 fo:line-height="0.52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20:01:10.182699560</dc:date>
    <meta:editing-duration>PT21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742" meta:character-count="1738" meta:non-whitespace-character-count="1477"/>
  </office:meta>
</office:document-meta>
</file>